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1.622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88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894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2.612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882cm" fo:min-width="2.612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.882cm" fo:min-width="2.612cm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2.47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1.024cm" fo:min-width="2.4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9900" draw:textarea-horizontal-align="justify" draw:textarea-vertical-align="middle" draw:auto-grow-height="false" fo:min-height="0.458cm" fo:min-width="0.9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025cm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0.882cm" fo:min-width="1.4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fill-color="#00cc00" draw:textarea-horizontal-align="justify" draw:textarea-vertical-align="middle" draw:auto-grow-height="false" fo:min-height="1.164cm" fo:min-width="2.4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99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fo:font-style="italic" style:font-size-asian="12pt" style:font-size-complex="12pt"/>
    </style:style>
    <style:style style:name="P10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1" style:family="paragraph">
      <style:text-properties fo:font-size="12pt" fo:font-style="italic"/>
    </style:style>
    <style:style style:name="P12" style:family="paragraph">
      <loext:graphic-properties draw:fill="none" draw:fill-color="#ffffff"/>
      <style:text-properties fo:font-size="12pt" fo:font-style="italic"/>
    </style:style>
    <style:style style:name="P13" style:family="paragraph">
      <loext:graphic-properties draw:fill-color="#ffffff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2cm" svg:height="2cm" svg:x="12cm" svg:y="1.2cm">
          <text:p text:style-name="P1">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6cm" svg:height="1.4cm" svg:x="3.6cm" svg:y="0.8cm">
          <text:p text:style-name="P1">Ka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cm" svg:height="1.4cm" svg:x="4cm" svg:y="4.5cm">
          <text:p text:style-name="P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3cm" svg:height="1.6cm" svg:x="0.8cm" svg:y="9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4.8cm" svg:height="1.6cm" svg:x="20cm" svg:y="1.4cm">
          <text:p text:style-name="P1">(un)gericht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4.4cm" svg:height="1.8cm" svg:x="4.2cm" svg:y="6.4cm">
          <text:p text:style-name="P1">Adjazenz-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4.4cm" svg:height="1.6cm" svg:x="6.8cm" svg:y="10.2cm">
          <text:p text:style-name="P1">Breiten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" draw:id="id7" draw:layer="layout" svg:width="4.4cm" svg:height="1.6cm" svg:x="19.2cm" svg:y="10.2cm">
          <text:p text:style-name="P1">Tiefen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4.2cm" svg:height="2cm" svg:x="13cm" svg:y="14.6cm">
          <text:p text:style-name="P1">Algorithm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" draw:id="id5" draw:layer="layout" svg:width="4.2cm" svg:height="1.8cm" svg:x="16.2cm" svg:y="6cm">
          <text:p text:style-name="P1">Durchlauf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2cm" svg:y1="2.2cm" svg:x2="7.2cm" svg:y2="1.5cm" draw:start-shape="id1" draw:start-glue-point="6" draw:end-shape="id2" draw:end-glue-point="10" svg:d="M12000 2200h-2399v-700h-2401" svg:viewBox="0 0 4801 701">
          <text:p/>
        </draw:connector>
        <draw:connector draw:style-name="gr11" draw:text-style-name="P4" draw:layer="layout" svg:x1="12cm" svg:y1="2.2cm" svg:x2="7cm" svg:y2="5.2cm" draw:start-shape="id1" draw:start-glue-point="6" draw:end-shape="id3" draw:end-glue-point="10" svg:d="M12000 2200h-2499v3000h-2501" svg:viewBox="0 0 5001 3001">
          <text:p/>
        </draw:connector>
        <draw:connector draw:style-name="gr11" draw:text-style-name="P4" draw:layer="layout" svg:x1="17.2cm" svg:y1="2.2cm" svg:x2="20cm" svg:y2="2.2cm" draw:start-shape="id1" draw:start-glue-point="10" draw:end-shape="id4" svg:d="M17200 2200h2800" svg:viewBox="0 0 2801 1">
          <text:p/>
        </draw:connector>
        <draw:connector draw:style-name="gr11" draw:text-style-name="P4" draw:layer="layout" svg:x1="14.6cm" svg:y1="3.2cm" svg:x2="18.3cm" svg:y2="6cm" draw:start-shape="id1" draw:start-glue-point="8" draw:end-shape="id5" draw:end-glue-point="4" svg:d="M14600 3200v1401h3700v1399" svg:viewBox="0 0 3701 2801">
          <text:p/>
        </draw:connector>
        <draw:connector draw:style-name="gr11" draw:text-style-name="P4" draw:layer="layout" svg:x1="18.3cm" svg:y1="7.8cm" svg:x2="11.2cm" svg:y2="11cm" draw:start-shape="id5" draw:start-glue-point="8" draw:end-shape="id6" draw:end-glue-point="10" svg:d="M18300 7800v3200h-7100" svg:viewBox="0 0 7101 3201">
          <text:p/>
        </draw:connector>
        <draw:connector draw:style-name="gr11" draw:text-style-name="P4" draw:layer="layout" svg:x1="18.3cm" svg:y1="7.8cm" svg:x2="19.2cm" svg:y2="11cm" draw:start-shape="id5" draw:start-glue-point="8" draw:end-shape="id7" draw:end-glue-point="6" svg:d="M18300 7800v3200h900" svg:viewBox="0 0 901 3201">
          <text:p/>
        </draw:connector>
        <draw:connector draw:style-name="gr11" draw:text-style-name="P4" draw:layer="layout" draw:line-skew="-0.001cm" svg:x1="10.556cm" svg:y1="11.566cm" svg:x2="15.1cm" svg:y2="14.6cm" draw:start-shape="id6" draw:start-glue-point="9" draw:end-shape="id8" draw:end-glue-point="4" svg:d="M10556 11566v1634h4544v1400" svg:viewBox="0 0 4545 3035">
          <text:p/>
        </draw:connector>
        <draw:connector draw:style-name="gr11" draw:text-style-name="P4" draw:layer="layout" svg:x1="19.844cm" svg:y1="11.566cm" svg:x2="15.1cm" svg:y2="14.6cm" draw:start-shape="id7" draw:start-glue-point="7" draw:end-shape="id8" svg:d="M19844 11566v1635h-4744v1399" svg:viewBox="0 0 4745 3035">
          <text:p/>
        </draw:connector>
        <draw:custom-shape draw:style-name="gr12" draw:text-style-name="P6" xml:id="id9" draw:id="id9" draw:layer="layout" svg:width="2cm" svg:height="1cm" svg:x="22.2cm" svg:y="15.4cm">
          <text:p text:style-name="P5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1.4cm" svg:y1="11.8cm" svg:x2="23.2cm" svg:y2="15.4cm" draw:start-shape="id7" draw:start-glue-point="8" draw:end-shape="id9" svg:d="M21400 11800v1801h1800v1799" svg:viewBox="0 0 1801 3601">
          <text:p/>
        </draw:connector>
        <draw:connector draw:style-name="gr11" draw:text-style-name="P4" draw:layer="layout" svg:x1="6.8cm" svg:y1="11cm" svg:x2="3.8cm" svg:y2="9.8cm" draw:start-shape="id6" draw:start-glue-point="6" draw:end-shape="id10" svg:d="M6800 11000h-1499v-1200h-1501" svg:viewBox="0 0 3001 1201">
          <text:p/>
        </draw:connector>
        <draw:connector draw:style-name="gr11" draw:text-style-name="P4" draw:layer="layout" svg:x1="4cm" svg:y1="5.2cm" svg:x2="2.3cm" svg:y2="9cm" draw:start-shape="id3" draw:start-glue-point="6" draw:end-shape="id10" svg:d="M4000 5200h-1700v3800" svg:viewBox="0 0 1701 3801">
          <text:p/>
        </draw:connector>
        <draw:connector draw:style-name="gr11" draw:text-style-name="P4" draw:layer="layout" svg:x1="4.2cm" svg:y1="7.3cm" svg:x2="2.3cm" svg:y2="9cm" draw:start-shape="id11" draw:start-glue-point="6" draw:end-shape="id10" draw:end-glue-point="4" svg:d="M4200 7300h-1900v1700" svg:viewBox="0 0 1901 1701">
          <text:p/>
        </draw:connector>
        <draw:frame draw:style-name="gr13" draw:text-style-name="P8" draw:layer="layout" svg:width="2.8cm" svg:height="0.8cm" svg:x="9.6cm" svg:y="1.4cm">
          <draw:text-box>
            <text:p text:style-name="P7"><text:span text:style-name="T2">Besteht aus</text:span></text:p>
          </draw:text-box>
        </draw:frame>
        <draw:frame draw:style-name="gr14" draw:text-style-name="P8" draw:layer="layout" svg:width="2.2cm" svg:height="0.725cm" svg:x="17.8cm" svg:y="1.4cm">
          <draw:text-box>
            <text:p text:style-name="P7"><text:span text:style-name="T2">ist</text:span></text:p>
          </draw:text-box>
        </draw:frame>
        <draw:frame draw:style-name="gr15" draw:text-style-name="P10" draw:layer="layout" svg:width="3cm" svg:height="1.199cm" svg:x="14.8cm" svg:y="4.6cm">
          <draw:text-box>
            <text:p text:style-name="P9"><text:span text:style-name="T3">Kann man</text:span></text:p>
          </draw:text-box>
        </draw:frame>
        <draw:frame draw:style-name="gr14" draw:text-style-name="P12" draw:layer="layout" svg:width="1.9cm" svg:height="0.725cm" svg:x="15.2cm" svg:y="10.2cm">
          <draw:text-box>
            <text:p text:style-name="P11">BSP</text:p>
          </draw:text-box>
        </draw:frame>
        <draw:frame draw:style-name="gr14" draw:text-style-name="P12" draw:layer="layout" svg:width="2.8cm" svg:height="0.725cm" svg:x="14cm" svg:y="12.6cm">
          <draw:text-box>
            <text:p text:style-name="P11">sind</text:p>
          </draw:text-box>
        </draw:frame>
        <draw:frame draw:style-name="gr15" draw:text-style-name="P12" draw:layer="layout" svg:width="2.2cm" svg:height="1.199cm" svg:x="5cm" svg:y="11.001cm">
          <draw:text-box>
            <text:p text:style-name="P11">benötigt</text:p>
          </draw:text-box>
        </draw:frame>
        <draw:frame draw:style-name="gr16" draw:text-style-name="P8" draw:layer="layout" svg:width="2cm" svg:height="0.725cm" svg:x="0.6cm" svg:y="7cm">
          <draw:text-box>
            <text:p text:style-name="P7">bilden</text:p>
          </draw:text-box>
        </draw:frame>
        <draw:custom-shape draw:style-name="gr17" draw:text-style-name="P2" xml:id="id12" draw:id="id12" draw:layer="layout" svg:width="2.8cm" svg:height="1.6cm" svg:x="4.4cm" svg:y="14.6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.2cm" svg:height="1.199cm" svg:x="2.3cm" svg:y="4.4cm">
          <draw:text-box>
            <text:p text:style-name="P7">(2)</text:p>
          </draw:text-box>
        </draw:frame>
        <draw:frame draw:style-name="gr18" draw:text-style-name="P8" draw:layer="layout" svg:width="1.6cm" svg:height="1.673cm" svg:x="2.8cm" svg:y="6.6cm">
          <draw:text-box>
            <text:p text:style-name="P7">(1)</text:p>
          </draw:text-box>
        </draw:frame>
        <draw:connector draw:style-name="gr11" draw:text-style-name="P4" draw:layer="layout" svg:x1="9cm" svg:y1="11.8cm" svg:x2="5.8cm" svg:y2="14.6cm" draw:start-shape="id6" draw:start-glue-point="8" draw:end-shape="id12" svg:d="M9000 11800v1401h-3200v1399" svg:viewBox="0 0 3201 2801">
          <text:p/>
        </draw:connector>
        <draw:frame draw:style-name="gr14" draw:text-style-name="P12" draw:layer="layout" svg:width="3cm" svg:height="0.725cm" svg:x="7cm" svg:y="12.475cm">
          <draw:text-box>
            <text:p text:style-name="P11">liefert</text:p>
          </draw:text-box>
        </draw:frame>
        <draw:custom-shape draw:style-name="gr19" draw:text-style-name="P2" xml:id="id13" draw:id="id13" draw:layer="layout" svg:width="4.2cm" svg:height="2cm" svg:x="3.4cm" svg:y="18cm">
          <text:p text:style-name="P1">True, False,</text:p>
          <text:p text:style-name="P1">Tiefe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5.8cm" svg:y1="16.2cm" svg:x2="5.5cm" svg:y2="18cm" draw:start-shape="id12" draw:start-glue-point="8" draw:end-shape="id13" draw:end-glue-point="4" svg:d="M5800 16200v901h-300v899" svg:viewBox="0 0 301 1801">
          <text:p/>
        </draw:connector>
        <draw:frame draw:style-name="gr20" draw:text-style-name="P8" draw:layer="layout" svg:width="2cm" svg:height="0.873cm" svg:x="5.6cm" svg:y="16.527cm">
          <draw:text-box>
            <text:p text:style-name="P7">z.B.</text:p>
          </draw:text-box>
        </draw:frame>
        <draw:connector draw:style-name="gr11" draw:text-style-name="P4" draw:layer="layout" svg:x1="4.127cm" svg:y1="1.995cm" svg:x2="5.5cm" svg:y2="4.5cm" draw:start-shape="id2" draw:start-glue-point="7" draw:end-shape="id3" draw:end-glue-point="4" svg:d="M4127 1995v1356h1373v1149" svg:viewBox="0 0 1374 2506">
          <text:p/>
        </draw:connector>
        <draw:frame draw:style-name="gr14" draw:text-style-name="P8" draw:layer="layout" svg:width="2.6cm" svg:height="1.199cm" svg:x="5.4cm" svg:y="2.6cm">
          <draw:text-box>
            <text:p text:style-name="P7">Verbinden</text:p>
            <text:p text:style-name="P7"><text:span text:style-name="T4">Nachbarn</text:span></text:p>
          </draw:text-box>
        </draw:frame>
        <draw:connector draw:style-name="gr11" draw:text-style-name="P4" draw:layer="layout" svg:x1="12.761cm" svg:y1="2.907cm" svg:x2="8.6cm" svg:y2="7.3cm" draw:start-shape="id1" draw:start-glue-point="7" draw:end-shape="id11" draw:end-glue-point="10" svg:d="M12761 2907v4393h-4161" svg:viewBox="0 0 4162 4394">
          <text:p/>
        </draw:connector>
        <draw:frame draw:style-name="gr21" draw:text-style-name="P8" draw:layer="layout" svg:width="2.6cm" svg:height="2.147cm" svg:x="10.161cm" svg:y="6.2cm">
          <draw:text-box>
            <text:p text:style-name="P7">Kann man darstellen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1:04:22.031123359</meta:creation-date>
    <dc:date>2017-10-21T11:37:15.638022721</dc:date>
    <meta:editing-duration>PT12M32S</meta:editing-duration>
    <meta:editing-cycles>2</meta:editing-cycles>
    <meta:generator>LibreOffice/5.1.6.2$Linux_X86_64 LibreOffice_project/10m0$Build-2</meta:generator>
    <meta:document-statistic meta:object-count="65"/>
  </office:meta>
</office:document-meta>
</file>